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6">
      <style:text-properties officeooo:rsid="00088a43" officeooo:paragraph-rsid="00088a43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6">
      <style:text-properties officeooo:rsid="000aa2fc" officeooo:paragraph-rsid="000aa2fc"/>
    </style:style>
    <style:style style:name="P18" style:family="paragraph" style:parent-style-name="Text_20_body" style:list-style-name="L7">
      <style:text-properties officeooo:rsid="000ab54f" officeooo:paragraph-rsid="000ab54f"/>
    </style:style>
    <style:style style:name="P19" style:family="paragraph" style:parent-style-name="Text_20_body" style:list-style-name="L6">
      <style:text-properties officeooo:rsid="000ae342" officeooo:paragraph-rsid="000ae342"/>
    </style:style>
    <style:style style:name="P20" style:family="paragraph" style:parent-style-name="Text_20_body" style:list-style-name="L6">
      <style:text-properties officeooo:rsid="000c2793" officeooo:paragraph-rsid="000c2793"/>
    </style:style>
    <style:style style:name="P21" style:family="paragraph" style:parent-style-name="Text_20_body" style:list-style-name="L6">
      <style:text-properties officeooo:rsid="000c6b04" officeooo:paragraph-rsid="000c6b04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Title screen, robot recycler</text:p>
        </text:list-item>
        <text:list-item>
          <text:p text:style-name="P15">Win condition</text:p>
        </text:list-item>
        <text:list-item>
          <text:p text:style-name="P15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19">Macebots</text:p>
        </text:list-item>
        <text:list-item>
          <text:p text:style-name="P19">Pickup of macebots' weapon</text:p>
        </text:list-item>
        <text:list-item>
          <text:p text:style-name="P15">Explosive barrels actually explode</text:p>
        </text:list-item>
        <text:list-item>
          <text:p text:style-name="P20">Final robot graphics</text:p>
        </text:list-item>
        <text:list-item>
          <text:p text:style-name="P21">Add ceiling 400cm up</text:p>
        </text:list-item>
        <text:list-item>
          <text:p text:style-name="P17">Dialog</text:p>
        </text:list-item>
        <text:list-item>
          <text:p text:style-name="P16">Oil barrels heal you</text:p>
        </text:list-item>
        <text:list-item>
          <text:p text:style-name="P16">Crate, wall debris</text:p>
        </text:list-item>
      </text:list>
      <text:h text:style-name="P8" text:outline-level="3">Tomorrow</text:h>
      <text:list xml:id="list6417729211613615529" text:style-name="L7">
        <text:list-item>
          <text:p text:style-name="P18">SFX</text:p>
        </text:list-item>
        <text:list-item>
          <text:p text:style-name="P18">Spoken dialog</text:p>
        </text:list-item>
        <text:list-item>
          <text:p text:style-name="P18"><text:soft-page-break/>Music</text:p>
        </text:list-item>
        <text:list-item>
          <text:p text:style-name="P18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1:46:04.855000000</dc:date>
    <meta:editing-duration>PT2H17M58S</meta:editing-duration>
    <meta:editing-cycles>13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49" meta:word-count="372" meta:character-count="2021" meta:non-whitespace-character-count="1733"/>
  </office:meta>
</office:document-meta>
</file>